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5.917cm" table:align="left"/>
    </style:style>
    <style:style style:name="Πίνακας1.A" style:family="table-column">
      <style:table-column-properties style:column-width="1.549cm"/>
    </style:style>
    <style:style style:name="Πίνακας1.B" style:family="table-column">
      <style:table-column-properties style:column-width="14.369cm"/>
    </style:style>
    <style:style style:name="Πίνακας1.A1" style:family="table-cell">
      <style:table-cell-properties style:vertical-align="middle" fo:padding="0cm" fo:border="none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3.399cm" style:rel-column-width="13106*"/>
    </style:style>
    <style:style style:name="Πίνακας2.D" style:family="table-column">
      <style:table-column-properties style:column-width="3.401cm" style:rel-column-width="13109*"/>
    </style:style>
    <style:style style:name="Πίνακας2.E" style:family="table-column">
      <style:table-column-properties style:column-width="3.401cm" style:rel-column-width="13108*"/>
    </style:style>
    <style:style style:name="Πίνακας2.1" style:family="table-row">
      <style:table-row-properties style:min-row-height="1.169cm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E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E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7cm" table:align="margins"/>
    </style:style>
    <style:style style:name="Πίνακας3.A" style:family="table-column">
      <style:table-column-properties style:column-width="3.399cm" style:rel-column-width="13106*"/>
    </style:style>
    <style:style style:name="Πίνακας3.D" style:family="table-column">
      <style:table-column-properties style:column-width="3.401cm" style:rel-column-width="13109*"/>
    </style:style>
    <style:style style:name="Πίνακας3.E" style:family="table-column">
      <style:table-column-properties style:column-width="3.401cm" style:rel-column-width="13108*"/>
    </style:style>
    <style:style style:name="Πίνακας3.1" style:family="table-row">
      <style:table-row-properties style:min-row-height="1.169cm"/>
    </style:style>
    <style:style style:name="Πίνακας3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3.E1" style:family="table-cell">
      <style:table-cell-properties fo:padding="0.097cm" fo:border="0.05pt solid #000000"/>
    </style:style>
    <style:style style:name="Πίνακας3.A2" style:family="table-cell">
      <style:table-cell-properties fo:padding="0.097cm" fo:border-left="0.05pt solid #000000" fo:border-right="none" fo:border-top="none" fo:border-bottom="0.05pt solid #000000"/>
    </style:style>
    <style:style style:name="Πίνακας3.E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7cm" table:align="margins"/>
    </style:style>
    <style:style style:name="Πίνακας4.A" style:family="table-column">
      <style:table-column-properties style:column-width="3.399cm" style:rel-column-width="13106*"/>
    </style:style>
    <style:style style:name="Πίνακας4.D" style:family="table-column">
      <style:table-column-properties style:column-width="3.401cm" style:rel-column-width="13109*"/>
    </style:style>
    <style:style style:name="Πίνακας4.E" style:family="table-column">
      <style:table-column-properties style:column-width="3.401cm" style:rel-column-width="13108*"/>
    </style:style>
    <style:style style:name="Πίνακας4.1" style:family="table-row">
      <style:table-row-properties style:min-row-height="1.169cm"/>
    </style:style>
    <style:style style:name="Πίνακας4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4.E1" style:family="table-cell">
      <style:table-cell-properties fo:padding="0.097cm" fo:border="0.05pt solid #000000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E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7cm" table:align="margins"/>
    </style:style>
    <style:style style:name="Πίνακας5.A" style:family="table-column">
      <style:table-column-properties style:column-width="3.399cm" style:rel-column-width="13106*"/>
    </style:style>
    <style:style style:name="Πίνακας5.D" style:family="table-column">
      <style:table-column-properties style:column-width="3.401cm" style:rel-column-width="13109*"/>
    </style:style>
    <style:style style:name="Πίνακας5.E" style:family="table-column">
      <style:table-column-properties style:column-width="3.401cm" style:rel-column-width="13108*"/>
    </style:style>
    <style:style style:name="Πίνακας5.1" style:family="table-row">
      <style:table-row-properties style:min-row-height="1.169cm"/>
    </style:style>
    <style:style style:name="Πίνακας5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5.E1" style:family="table-cell">
      <style:table-cell-properties fo:padding="0.097cm" fo:border="0.05pt solid #000000"/>
    </style:style>
    <style:style style:name="Πίνακας5.A2" style:family="table-cell">
      <style:table-cell-properties fo:padding="0.097cm" fo:border-left="0.05pt solid #000000" fo:border-right="none" fo:border-top="none" fo:border-bottom="0.05pt solid #000000"/>
    </style:style>
    <style:style style:name="Πίνακας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92cd7" officeooo:paragraph-rsid="00192cd7" style:font-weight-asian="normal" style:font-weight-complex="normal"/>
    </style:style>
    <style:style style:name="P2" style:family="paragraph" style:parent-style-name="Text_20_body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62a3b" officeooo:paragraph-rsid="00170be0" style:font-size-asian="12pt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0ddf9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l" fo:country="GR" fo:font-weight="bold" officeooo:rsid="001ea5fd" officeooo:paragraph-rsid="000ddf9f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0ddf9f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ddf9f"/>
    </style:style>
    <style:style style:name="P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ddf9f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70be0" officeooo:paragraph-rsid="000ddf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officeooo:paragraph-rsid="000ddf9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47f83" officeooo:paragraph-rsid="001120d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9562d" officeooo:paragraph-rsid="0026817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120dd" style:font-size-asian="12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2cd9d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2ef2c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0bd03a" officeooo:paragraph-rsid="002cd9df" style:font-size-asian="12pt" style:font-weight-asian="bold" style:font-size-complex="12pt" style:font-weight-complex="bold"/>
    </style:style>
    <style:style style:name="P16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b1ee8" officeooo:paragraph-rsid="001120d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3d55e" officeooo:paragraph-rsid="000ddf9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ddf9f"/>
    </style:style>
    <style:style style:name="P19" style:family="paragraph" style:parent-style-name="Standard">
      <style:text-properties fo:language="el" fo:country="GR" officeooo:rsid="002cd9df" officeooo:paragraph-rsid="002cd9df"/>
    </style:style>
    <style:style style:name="P20" style:family="paragraph" style:parent-style-name="Standard">
      <style:text-properties fo:language="el" fo:country="GR" fo:font-weight="bold" officeooo:rsid="002cd9df" officeooo:paragraph-rsid="002cd9df" style:font-weight-asian="bold" style:font-weight-complex="bold"/>
    </style:style>
    <style:style style:name="P21" style:family="paragraph" style:parent-style-name="Standard">
      <style:text-properties fo:language="el" fo:country="GR" fo:font-weight="bold" officeooo:rsid="002cd9df" officeooo:paragraph-rsid="003d79d5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1120dd"/>
    </style:style>
    <style:style style:name="P23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3b3faf"/>
    </style:style>
    <style:style style:name="P24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3da589"/>
    </style:style>
    <style:style style:name="P2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fo:language="el" fo:country="GR" fo:font-weight="normal" officeooo:rsid="0014a901" officeooo:paragraph-rsid="000ddf9f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color="#000000" style:font-name="Liberation Serif" fo:font-weight="bold" style:font-weight-asian="bold" style:font-weight-complex="bold"/>
    </style:style>
    <style:style style:name="P27" style:family="paragraph" style:parent-style-name="Table_20_Contents">
      <style:text-properties fo:color="#000000" style:font-name="Liberation Serif" fo:font-style="italic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paragraph-rsid="002cd9df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bold" officeooo:paragraph-rsid="003d79d5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2cd9df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3d79d5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2cd9df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3d79d5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d58e" officeooo:paragraph-rsid="002cd9df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2cd9df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3d79d5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2cd9df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3d79d5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33f4c7" officeooo:paragraph-rsid="0033f4c7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352d52" officeooo:paragraph-rsid="00352d52" style:font-size-asian="12pt" style:font-weight-asian="bold" style:font-size-complex="12pt" style:font-weight-complex="bold"/>
    </style:style>
    <style:style style:name="P41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47f83" style:font-size-asian="12pt" style:font-weight-asian="bold" style:font-size-complex="12pt" style:font-weight-complex="bold"/>
    </style:style>
    <style:style style:name="P42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147f83" style:font-size-asian="12pt" style:font-weight-asian="bold" style:font-size-complex="12pt" style:font-weight-complex="bold"/>
    </style:style>
    <style:style style:name="P43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weight="bold" officeooo:paragraph-rsid="00147f8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1bfc6" officeooo:paragraph-rsid="0041bfc6" style:font-size-asian="12pt" style:font-weight-asian="bold" style:font-size-complex="12pt" style:font-weight-complex="bold"/>
    </style:style>
    <style:style style:name="P45" style:family="paragraph" style:parent-style-name="Standard">
      <style:text-properties fo:language="el" fo:country="GR" fo:font-weight="bold" officeooo:rsid="002cd9df" officeooo:paragraph-rsid="002cd9df" style:font-weight-asian="bold" style:font-weight-complex="bold"/>
    </style:style>
    <style:style style:name="P46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2ef2c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Liberation Serif" fo:letter-spacing="normal" fo:font-style="normal" style:text-underline-style="none" officeooo:rsid="000bd03a"/>
    </style:style>
    <style:style style:name="T2" style:family="text">
      <style:text-properties fo:font-variant="normal" fo:text-transform="none" fo:color="#000000" style:font-name="Liberation Serif" fo:letter-spacing="normal" fo:font-style="normal" style:text-underline-style="none" officeooo:rsid="002db6ce"/>
    </style:style>
    <style:style style:name="T3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e7d2f" style:font-weight-asian="bold" style:font-weight-complex="bold"/>
    </style:style>
    <style:style style:name="T4" style:family="text">
      <style:text-properties fo:font-variant="normal" fo:text-transform="none" fo:color="#000000" style:font-name="Liberation Serif" fo:letter-spacing="normal" fo:font-style="normal" style:text-underline-style="none" officeooo:rsid="002e7d2f"/>
    </style:style>
    <style:style style:name="T5" style:family="text">
      <style:text-properties fo:font-variant="normal" fo:text-transform="none" fo:color="#000000" style:font-name="Liberation Serif" fo:letter-spacing="normal" fo:font-style="normal" style:text-underline-style="none" officeooo:rsid="002ef2cc"/>
    </style:style>
    <style:style style:name="T6" style:family="text">
      <style:text-properties fo:font-variant="normal" fo:text-transform="none" fo:color="#000000" style:font-name="Liberation Serif" fo:letter-spacing="normal" fo:font-style="normal" style:text-underline-style="none" officeooo:rsid="0036fda6"/>
    </style:style>
    <style:style style:name="T7" style:family="text">
      <style:text-properties fo:font-variant="normal" fo:text-transform="none" fo:color="#000000" style:font-name="Liberation Serif" fo:letter-spacing="normal" fo:font-style="normal" style:text-underline-style="none" officeooo:rsid="00377d95"/>
    </style:style>
    <style:style style:name="T8" style:family="text">
      <style:text-properties fo:font-variant="normal" fo:text-transform="none" fo:color="#000000" style:font-name="Liberation Serif" fo:letter-spacing="normal" fo:font-style="normal" style:text-underline-style="none" officeooo:rsid="00383a6d"/>
    </style:style>
    <style:style style:name="T9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7d2f" style:font-weight-asian="bold" style:font-weight-complex="bold"/>
    </style:style>
    <style:style style:name="T10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f2cc" style:font-weight-asian="bold" style:font-weight-complex="bold"/>
    </style:style>
    <style:style style:name="T11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db6ce" style:font-weight-asian="bold" style:font-weight-complex="bold"/>
    </style:style>
    <style:style style:name="T1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7d2f"/>
    </style:style>
    <style:style style:name="T13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f2cc"/>
    </style:style>
    <style:style style:name="T14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6fda6"/>
    </style:style>
    <style:style style:name="T15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db6ce"/>
    </style:style>
    <style:style style:name="T16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77d95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ddf9f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70be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dca1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8c539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02e16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ddf9f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120d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4a901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3da589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en" fo:country="US" fo:font-style="normal" officeooo:rsid="00162a3b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language="en" fo:country="US" fo:font-style="normal" officeooo:rsid="001120dd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language="en" fo:country="US" fo:font-style="normal" officeooo:rsid="0012f1d7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language="en" fo:country="US" fo:font-style="normal" officeooo:rsid="00147f83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language="en" fo:country="US" fo:font-style="normal" officeooo:rsid="0014a901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language="en" fo:country="US" fo:font-style="normal" officeooo:rsid="000fdd05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language="en" fo:country="US" fo:font-style="normal" officeooo:rsid="00102e16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US" fo:font-style="normal" officeooo:rsid="0011933d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language="en" fo:country="US" fo:font-style="normal" officeooo:rsid="001f49f9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language="en" fo:country="US" fo:font-style="normal" officeooo:rsid="0020f15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language="en" fo:country="US" fo:font-style="normal" officeooo:rsid="0029910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US" fo:font-style="normal" officeooo:rsid="00233b73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US" fo:font-style="normal" officeooo:rsid="00250c06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en" fo:country="US" fo:font-style="normal" officeooo:rsid="00268179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en" fo:country="US" fo:font-style="normal" officeooo:rsid="0027c841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en" fo:country="US" fo:font-style="normal" officeooo:rsid="002908a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en" fo:country="US" fo:font-style="normal" officeooo:rsid="002c1aee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en" fo:country="US" fo:font-style="normal" officeooo:rsid="002fee52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language="en" fo:country="US" fo:font-style="normal" officeooo:rsid="003da589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ddf9f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dca1e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el" fo:country="GR" fo:font-style="normal" officeooo:rsid="000b1ee8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language="el" fo:country="GR" fo:font-style="normal" officeooo:rsid="001120dd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el" fo:country="GR" fo:font-style="normal" officeooo:rsid="0012f1d7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language="el" fo:country="GR" fo:font-style="normal" officeooo:rsid="00147f83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language="el" fo:country="GR" fo:font-style="normal" officeooo:rsid="0014a901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language="el" fo:country="GR" fo:font-style="normal" officeooo:rsid="000fdd05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el" fo:country="GR" fo:font-style="normal" officeooo:rsid="00102e16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language="el" fo:country="GR" fo:font-style="normal" officeooo:rsid="0011933d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language="el" fo:country="GR" fo:font-style="normal" officeooo:rsid="001f49f9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language="el" fo:country="GR" fo:font-style="normal" officeooo:rsid="0020f150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language="el" fo:country="GR" fo:font-style="normal" officeooo:rsid="00299100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language="el" fo:country="GR" fo:font-style="normal" officeooo:rsid="00233b73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language="el" fo:country="GR" fo:font-style="normal" officeooo:rsid="00250c06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language="el" fo:country="GR" fo:font-style="normal" officeooo:rsid="00268179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language="el" fo:country="GR" fo:font-style="normal" officeooo:rsid="0027c841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language="el" fo:country="GR" fo:font-style="normal" officeooo:rsid="002908a0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language="el" fo:country="GR" fo:font-style="normal" officeooo:rsid="002c1aee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language="el" fo:country="GR" fo:font-style="normal" officeooo:rsid="002fee52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language="el" fo:country="GR" fo:font-style="normal" officeooo:rsid="00361efc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language="el" fo:country="GR" fo:font-style="normal" officeooo:rsid="0036fda6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language="el" fo:country="GR" fo:font-style="normal" officeooo:rsid="003da589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language="el" fo:country="GR" fo:font-style="normal" officeooo:rsid="003f118a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1120dd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11933d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20f150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2c1aee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3da589" style:font-size-asian="12pt" style:font-weight-asian="bold" style:font-size-complex="12pt" style:font-weight-complex="bold"/>
    </style:style>
    <style:style style:name="T8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000000" style:font-name="Liberation Serif" fo:font-size="12pt" fo:letter-spacing="normal" fo:font-style="normal" fo:font-weight="normal" officeooo:rsid="000ddf9f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fo:color="#000000" style:font-name="Liberation Serif" fo:font-size="12pt" fo:letter-spacing="normal" fo:font-style="normal" fo:font-weight="normal" officeooo:rsid="00170be0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fo:color="#000000" style:font-name="Liberation Serif" fo:font-size="12pt" fo:letter-spacing="normal" fo:font-style="normal" fo:font-weight="bold" officeooo:rsid="000ddf9f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officeooo:rsid="00162a3b" style:font-size-asian="12pt" style:font-size-complex="12pt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officeooo:rsid="00299100" style:font-size-asian="12pt" style:font-size-complex="12pt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officeooo:rsid="002c1aee" style:font-size-asian="12pt" style:font-size-complex="12pt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2" style:family="text">
      <style:text-properties officeooo:rsid="0005c294"/>
    </style:style>
    <style:style style:name="T93" style:family="text">
      <style:text-properties fo:language="en" fo:country="US" officeooo:rsid="00068153"/>
    </style:style>
    <style:style style:name="T94" style:family="text">
      <style:text-properties fo:language="en" fo:country="US" officeooo:rsid="0007ff66"/>
    </style:style>
    <style:style style:name="T95" style:family="text">
      <style:text-properties fo:language="en" fo:country="US" style:text-underline-style="none" fo:font-weight="bold" officeooo:rsid="0010208b" style:font-weight-asian="bold" style:font-weight-complex="bold"/>
    </style:style>
    <style:style style:name="T96" style:family="text">
      <style:text-properties fo:language="en" fo:country="US" officeooo:rsid="003d79d5"/>
    </style:style>
    <style:style style:name="T97" style:family="text">
      <style:text-properties fo:language="el" fo:country="GR" officeooo:rsid="00068153"/>
    </style:style>
    <style:style style:name="T98" style:family="text">
      <style:text-properties officeooo:rsid="000f2a7f"/>
    </style:style>
    <style:style style:name="T99" style:family="text">
      <style:text-properties fo:font-style="italic"/>
    </style:style>
    <style:style style:name="T100" style:family="text">
      <style:text-properties officeooo:rsid="000b1ee8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officeooo:rsid="001ab336"/>
    </style:style>
    <style:style style:name="T103" style:family="text">
      <style:text-properties officeooo:rsid="0033f4c7"/>
    </style:style>
    <style:style style:name="T104" style:family="text">
      <style:text-properties officeooo:rsid="00352d52"/>
    </style:style>
    <style:style style:name="T105" style:family="text">
      <style:text-properties officeooo:rsid="0037479e"/>
    </style:style>
    <style:style style:name="T106" style:family="text">
      <style:text-properties officeooo:rsid="003b66b8"/>
    </style:style>
    <style:style style:name="T107" style:family="text">
      <style:text-properties officeooo:rsid="003bda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LANOMA MACHINE LEARNING</text:p>
      <text:p text:style-name="P3"/>
      <text:p text:style-name="P4">Σαλτερ<text:span text:style-name="T98">ή</text:span>ς Γε<text:span text:style-name="T98">ώ</text:span>ργιος 2136</text:p>
      <text:p text:style-name="P4">Μουλόπουλος Αντώνιος 2104</text:p>
      <text:p text:style-name="P5"/>
      <text:p text:style-name="P6"/>
      <text:p text:style-name="P6"><text:span text:style-name="T92">Αποτελεσματα απο την εκπαίδευση διαφορων </text:span><text:span text:style-name="T93">clasifiers </text:span><text:span text:style-name="T97">που προβλεπουν αν καποιος εχει μελανομα η όχι. Οι </text:span><text:span text:style-name="T93">classifier </text:span><text:span text:style-name="T97">που χρησιμοποιουμε είναι οι </text:span><text:span text:style-name="T94">R</text:span><text:span text:style-name="T93">andom </text:span><text:span text:style-name="T94">F</text:span><text:span text:style-name="T93">orest, </text:span><text:bookmark text:name="Linear-Regression"/><text:span text:style-name="T18">Linear Regression,</text:span><text:bookmark text:name="SVM"/><text:span text:style-name="T18">SVM </text:span><text:span text:style-name="T22">Linear</text:span><text:span text:style-name="T18">,</text:span><text:bookmark text:name="LINEAR-LOGISTIC-REGRESSION"/><text:span text:style-name="T18">L</text:span><text:span text:style-name="T19">inear</text:span><text:span text:style-name="T18"> L</text:span><text:span text:style-name="T19">ogistic</text:span><text:span text:style-name="T18"> R</text:span><text:bookmark text:name="OLS"/><text:span text:style-name="T19">egression</text:span><text:span text:style-name="T18">,OLS, </text:span><text:span text:style-name="T51">GaussianNB,</text:span><text:span text:style-name="T52"> </text:span><text:span text:style-name="T20">Decision Tree </text:span><text:span text:style-name="T53">και </text:span><text:span text:style-name="T22">Perceptron</text:span><text:span text:style-name="T51">.</text:span></text:p>
      <text:p text:style-name="P7"/>
      <text:p text:style-name="P18"><text:span text:style-name="T82">Γ</text:span><text:span text:style-name="T81">ια το παρακατω πειραμα κρατήσαμε ολα τα </text:span><text:span text:style-name="T17">snp </text:span><text:span text:style-name="T81">με</text:span><text:span text:style-name="T85"> </text:span><text:span text:style-name="T23">pvalue &lt;= 0.0</text:span><text:span text:style-name="T24">0</text:span><text:span text:style-name="T23">01 </text:span><text:span text:style-name="T83">από το αρχείο </text:span><text:span text:style-name="T27">assoc </text:span><text:span text:style-name="T83">που πήραμε απο το</text:span><text:span text:style-name="T86"> </text:span><text:span text:style-name="T27">plink</text:span><text:span text:style-name="T23">. <text:s/></text:span><text:span text:style-name="T84">Το </text:span><text:span text:style-name="T21">assoc </text:span><text:span text:style-name="T84">αρχείο είναι της μορφής:</text:span></text:p>
      <text:p text:style-name="P8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6">CHR</text:p>
          </table:table-cell>
          <table:table-cell table:style-name="Πίνακας1.A1" office:value-type="string">
            <text:p text:style-name="P26">Chromosome code</text:p>
          </table:table-cell>
        </table:table-row>
        <table:table-row>
          <table:table-cell table:style-name="Πίνακας1.A1" office:value-type="string">
            <text:p text:style-name="P26">SNP</text:p>
          </table:table-cell>
          <table:table-cell table:style-name="Πίνακας1.A1" office:value-type="string">
            <text:p text:style-name="P26">Variant identifier</text:p>
          </table:table-cell>
        </table:table-row>
        <table:table-row>
          <table:table-cell table:style-name="Πίνακας1.A1" office:value-type="string">
            <text:p text:style-name="P26">BP</text:p>
          </table:table-cell>
          <table:table-cell table:style-name="Πίνακας1.A1" office:value-type="string">
            <text:p text:style-name="P26">Base-pair coordinate</text:p>
          </table:table-cell>
        </table:table-row>
        <table:table-row>
          <table:table-cell table:style-name="Πίνακας1.A1" office:value-type="string">
            <text:p text:style-name="P26">A1</text:p>
          </table:table-cell>
          <table:table-cell table:style-name="Πίνακας1.A1" office:value-type="string">
            <text:p text:style-name="P26">Allele 1 (usually minor)</text:p>
          </table:table-cell>
        </table:table-row>
        <table:table-row>
          <table:table-cell table:style-name="Πίνακας1.A1" office:value-type="string">
            <text:p text:style-name="P26">F_A</text:p>
          </table:table-cell>
          <table:table-cell table:style-name="Πίνακας1.A1" office:value-type="string">
            <text:p text:style-name="P26">Allele 1 frequency among cases</text:p>
          </table:table-cell>
        </table:table-row>
        <table:table-row>
          <table:table-cell table:style-name="Πίνακας1.A1" office:value-type="string">
            <text:p text:style-name="P26">F_U</text:p>
          </table:table-cell>
          <table:table-cell table:style-name="Πίνακας1.A1" office:value-type="string">
            <text:p text:style-name="P26">Allele 1 frequency among controls</text:p>
          </table:table-cell>
        </table:table-row>
        <table:table-row>
          <table:table-cell table:style-name="Πίνακας1.A1" office:value-type="string">
            <text:p text:style-name="P26">A2</text:p>
          </table:table-cell>
          <table:table-cell table:style-name="Πίνακας1.A1" office:value-type="string">
            <text:p text:style-name="P26">Allele 2</text:p>
          </table:table-cell>
        </table:table-row>
        <table:table-row>
          <table:table-cell table:style-name="Πίνακας1.A1" office:value-type="string">
            <text:p text:style-name="P27">CHISQ</text:p>
          </table:table-cell>
          <table:table-cell table:style-name="Πίνακας1.A1" office:value-type="string">
            <text:p text:style-name="P26">Allelic test chi-square statistic. <text:span text:style-name="T99">Not present with 'fisher'/'fisher-midp' modifier.</text:span></text:p>
          </table:table-cell>
        </table:table-row>
        <table:table-row>
          <table:table-cell table:style-name="Πίνακας1.A1" office:value-type="string">
            <text:p text:style-name="P26">P</text:p>
          </table:table-cell>
          <table:table-cell table:style-name="Πίνακας1.A1" office:value-type="string">
            <text:p text:style-name="P26">Allelic test p-value</text:p>
          </table:table-cell>
        </table:table-row>
        <table:table-row>
          <table:table-cell table:style-name="Πίνακας1.A1" office:value-type="string">
            <text:p text:style-name="P26">OR</text:p>
          </table:table-cell>
          <table:table-cell table:style-name="Πίνακας1.A1" office:value-type="string">
            <text:p text:style-name="P26">odds(allele 1 | case) / odds(allele 1 | control)</text:p>
          </table:table-cell>
        </table:table-row>
      </table:table>
      <text:p text:style-name="P9"/>
      <text:p text:style-name="P9"/>
      <text:p text:style-name="P22"><text:span text:style-name="T54">Γ</text:span><text:span text:style-name="T55">ια να στήσουμε τον πινακα </text:span><text:span text:style-name="T76">ασθενείς-</text:span><text:span text:style-name="T28">features, </text:span><text:span text:style-name="T55">όπου </text:span><text:span text:style-name="T33">feature </text:span><text:span text:style-name="T55">είναι ένα </text:span><text:span text:style-name="T33">snp, </text:span><text:span text:style-name="T55">κωδικοποιούμε το κάθε </text:span><text:span text:style-name="T33">snp </text:span><text:span text:style-name="T55">σε 0 ή 1 ή 2. </text:span><text:span text:style-name="T56">Για να ξεκινήσουμε την κωδικοποίηση των </text:span><text:span text:style-name="T34">snps </text:span><text:span text:style-name="T56">όπως είπαμε και πριν πρέπει πρώτα να εξάγουμε το </text:span><text:span text:style-name="T34">lgen </text:span><text:span text:style-name="T56">αρχείο των ασθενών με τη χρήση του </text:span><text:span text:style-name="T34">plink. </text:span><text:span text:style-name="T35">To lgen </text:span><text:span text:style-name="T57">αρχείο είναι ξεχωριστό για κάθε χρωμόσωμα και περίεχει το </text:span><text:span text:style-name="T35">snp </text:span><text:span text:style-name="T57">του ασθενή με τα </text:span><text:span text:style-name="T35">allele </text:span><text:span text:style-name="T57">του. Είναι της μορφής:</text:span></text:p>
      <text:p text:style-name="P12"/>
      <text:list xml:id="list6405174308982126051" text:style-name="L1">
        <text:list-item>
          <text:p text:style-name="P41">Family ID</text:p>
        </text:list-item>
        <text:list-item>
          <text:p text:style-name="P42">Within-family ID</text:p>
        </text:list-item>
        <text:list-item>
          <text:p text:style-name="P42">Variant identifier</text:p>
        </text:list-item>
        <text:list-item>
          <text:p text:style-name="P42">Allele 1 </text:p>
        </text:list-item>
        <text:list-item>
          <text:p text:style-name="P43"><text:span text:style-name="T87">Allele </text:span><text:span text:style-name="T32">2</text:span></text:p>
        </text:list-item>
      </text:list>
      <text:p text:style-name="P1"><text:span text:style-name="T88">Τ</text:span><text:span text:style-name="T87">ο </text:span><text:span text:style-name="T31">snp </text:span><text:span text:style-name="T87">κάθε ασθένη παίρνει τον κωδικό 0 αν το </text:span><text:span text:style-name="T31">allele1 </text:span><text:span text:style-name="T91">και </text:span><text:span text:style-name="T87">το </text:span><text:span text:style-name="T31">allele2 </text:span><text:span text:style-name="T87">απο το </text:span><text:span text:style-name="T31">lgen </text:span><text:span text:style-name="T87">αρχείο είναι διαφορετικο από το </text:span><text:span text:style-name="T31">allele1(A1) </text:span><text:span text:style-name="T87">του </text:span><text:span text:style-name="T31">assoc </text:span><text:span text:style-name="T87">αρχείου, <text:s/>παίρνει τον κωδικό 1 αν <text:s/></text:span><text:span text:style-name="T91">μόνο</text:span><text:span text:style-name="T85"> </text:span><text:span text:style-name="T87">ένα από τα </text:span><text:span text:style-name="T31">allele1 </text:span><text:span text:style-name="T87">και </text:span><text:span text:style-name="T31">allele2 </text:span><text:span text:style-name="T87">απο το </text:span><text:span text:style-name="T31">lgen </text:span><text:span text:style-name="T87">αρχείο είναι ίδια με το </text:span><text:span text:style-name="T31">allele1(A1) </text:span><text:span text:style-name="T87">του </text:span><text:span text:style-name="T31">assoc </text:span><text:span text:style-name="T87">αρχείου και τέλος <text:s/>παίρνει τον κωδικό 2 αν το </text:span><text:span text:style-name="T31">allele1 </text:span><text:span text:style-name="T91">και</text:span><text:span text:style-name="T87"> το </text:span><text:span text:style-name="T31">allele2 </text:span><text:span text:style-name="T87">απο το </text:span><text:span text:style-name="T31">lgen </text:span><text:span text:style-name="T87">αρχείο είναι ίδια με το </text:span><text:span text:style-name="T31">allele1(A1) </text:span><text:span text:style-name="T87">του </text:span><text:span text:style-name="T31">assoc </text:span><text:span text:style-name="T87">αρχείου.</text:span></text:p>
      <text:p text:style-name="P2"/>
      <text:p text:style-name="P10"/>
      <text:p text:style-name="P10"/>
      <text:p text:style-name="P10"/>
      <text:p text:style-name="P10"/>
      <text:p text:style-name="P16"><text:soft-page-break/></text:p>
      <text:p text:style-name="P23"><text:span text:style-name="T54">Τ</text:span><text:span text:style-name="T58">α </text:span><text:span text:style-name="T36">snp</text:span><text:span text:style-name="T37">s</text:span><text:span text:style-name="T36"> </text:span><text:span text:style-name="T58">με </text:span><text:span text:style-name="T25">pvalue &lt;= p = 0.</text:span><text:span text:style-name="T24">0</text:span><text:span text:style-name="T25">001 </text:span><text:span text:style-name="T58">είναι 5415 για να αποφύγουμε το </text:span><text:span text:style-name="T29">overfitting </text:span><text:span text:style-name="T58">μειώνουμε τα </text:span><text:span text:style-name="T36">snps </text:span><text:span text:style-name="T58">με τ</text:span><text:span text:style-name="T59">ον εξής τρόπο, τον οποίο σκεφτήκαμε μόνοι μας. Αφού στήσουμε τον πίνακα με του</text:span><text:span text:style-name="T72">ς</text:span><text:span text:style-name="T59"> ασθενείς και τα χαρακτηριστικά τους, </text:span><text:span text:style-name="T60">στη συνέχεια βρίσκουμε τον πίνακα με τ</text:span><text:span text:style-name="T38">o</text:span><text:span text:style-name="T60"> </text:span><text:span text:style-name="T26">cosine similarity </text:span><text:span text:style-name="T60">μεταξύ των </text:span><text:span text:style-name="T38">snps </text:span><text:span text:style-name="T60">χρησιμοποιώντας την εντολή </text:span><text:span text:style-name="T77">metrics.pairwise.cosine_similarity. </text:span><text:span text:style-name="T61">Ορίζουμε έναν </text:span><text:span text:style-name="T39">counter </text:span><text:span text:style-name="T61">για κάθε </text:span><text:span text:style-name="T39">snp.</text:span><text:span text:style-name="T77"> </text:span><text:span text:style-name="T62">Αρχικά σκεφτήκαμε να κρατήσουμε τα </text:span><text:span text:style-name="T40">snps </text:span><text:span text:style-name="T62">που δεν είναι και πολυ όμοι</text:span><text:span text:style-name="T73">α</text:span><text:span text:style-name="T62"> μεταξύ τους συύμφωνα με την κωδικοποίηση που αναφέραμε και πιο πάνω. </text:span><text:span text:style-name="T63">Έτσι κρατήσαμε τα </text:span><text:span text:style-name="T41">snps </text:span><text:span text:style-name="T63">που ειχαν ομοιότητα μεγαλύτερη ή ίση με 0,3 και μικότερη ή ίση με 0,6. </text:span><text:span text:style-name="T64">Τα </text:span><text:span text:style-name="T42">snps </text:span><text:span text:style-name="T64">από αυτήν την διαδικασία ήταν </text:span><text:span text:style-name="T89">2607</text:span><text:span text:style-name="T63">. Όπως θα δούμε και στον </text:span><text:span text:style-name="T78">πίνακα1</text:span><text:span text:style-name="T63"> τα </text:span><text:span text:style-name="T41">αποτελέ</text:span><text:span text:style-name="T43">σ</text:span><text:span text:style-name="T41">ματα</text:span><text:span text:style-name="T63"> δεν ήταν αυτά που περιμέναμε. </text:span><text:span text:style-name="T65">Αυτό ίσως να συνέβη, το ότι οι </text:span><text:span text:style-name="T43">classifiers </text:span><text:span text:style-name="T65">δεν έκαναν καλή δουλειά, επειδή </text:span><text:span text:style-name="T66">κρατούσαμε στήλες που ήταν αρκετά ανόμοι</text:span><text:span text:style-name="T73">ες</text:span><text:span text:style-name="T66"> μεταξύ τους με αποτέλεσμα οι </text:span><text:span text:style-name="T44">classifiers </text:span><text:span text:style-name="T66">να μπορούν να πάρουν αποφάσεις μόνο για συγκεκριμένες περιπτώσεις.</text:span><text:span text:style-name="T63"> </text:span></text:p>
      <text:p text:style-name="P23"><text:span text:style-name="T63"><text:s text:c="8"/>Τ</text:span><text:span text:style-name="T67">ο επόμενο βήμα ήταν να κρατήσουμε όλα τα </text:span><text:span text:style-name="T45">snps </text:span><text:span text:style-name="T67">που δεν ανήκουν στην παραπάνω περιοχή ομοιότητας, δηλαδή να έχουν ομοιότητα μικρότερη απο 0,3 και μεγαλύτερη από 0,6 . </text:span><text:span text:style-name="T68">Από αυτά τα </text:span><text:span text:style-name="T46">snps </text:span><text:span text:style-name="T68">αφαιρέσαμε τα </text:span><text:span text:style-name="T46">snps </text:span><text:span text:style-name="T68">που έχουν ομοιότητα 1 με κάποιο άλλο, δηλαδή έχουν ακριβώς την ίδια κωδικοποίηση. </text:span><text:span text:style-name="T69">Επίσης κρατήσαμε τα </text:span><text:span text:style-name="T47">snps <text:s/></text:span><text:span text:style-name="T69">που είναι μικρότερα απο το 10% των </text:span><text:span text:style-name="T47">snps </text:span><text:span text:style-name="T69">που ανήκουν στην περιοχή </text:span><text:span text:style-name="T69"><draw:frame draw:style-name="fr1" draw:name="Αντικείμενο1" text:anchor-type="as-char" svg:y="-0.377cm" svg:width="2.16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9">. Αυτό το κάναμε για να έχουμε </text:span><text:span text:style-name="T48">snps </text:span><text:span text:style-name="T70">που να καλύπτουν όσες το δυνατόν περισσότερες περιπτώσεις. Τα </text:span><text:span text:style-name="T48">snps </text:span><text:span text:style-name="T70">από αυτή την διαδικασία ήταν </text:span><text:span text:style-name="T90">2563</text:span><text:span text:style-name="T70"> και τα αποτελέσματα φαίνονται στον </text:span><text:span text:style-name="T79">πίνακα2. </text:span></text:p>
      <text:p text:style-name="P24"><text:span text:style-name="T79"><text:s text:c="8"/></text:span><text:span text:style-name="T70">Κάναμε και μια τρίτη δοκιμή, επιλέξαμε 2563 </text:span><text:span text:style-name="T48">snps </text:span><text:span text:style-name="T70">με τυχαίο τρόπο </text:span><text:span text:style-name="T71">που δεν ανήκουν στα </text:span><text:span text:style-name="T49">snps </text:span><text:span text:style-name="T71">που επιλέξαμε στη πιο πάνω διαδικασία</text:span><text:span text:style-name="T70"> και τα αποτελέσματα φαίνονται στον </text:span><text:span text:style-name="T79">πίνακα3. </text:span></text:p>
      <text:p text:style-name="P24"><text:span text:style-name="T79"><text:s text:c="8"/></text:span><text:span text:style-name="T74">Τέλος κάναμε και μια δοκιμή και με όλα τα </text:span><text:span text:style-name="T50">features </text:span><text:span text:style-name="T74">που είναι 5415</text:span><text:span text:style-name="T50">. </text:span><text:span text:style-name="T74">Τα αποτελέσματα αυτής της δοκιμής φαίνονται στον </text:span><text:span text:style-name="T80">πίνακα4. <text:s/></text:span><text:span text:style-name="T74">Προσοχή, το να επιλέξουμε όλα τα </text:span><text:span text:style-name="T50">snps </text:span><text:span text:style-name="T74">μπορεί να οδηγήσει σε </text:span><text:span text:style-name="T30">overfitting </text:span><text:span text:style-name="T75">όπως είπαμε και πιο πάνω</text:span><text:span text:style-name="T30">.</text:span></text:p>
      <text:p text:style-name="P24"><text:span text:style-name="T70">Η επιλογή των </text:span><text:span text:style-name="T48">snps </text:span><text:span text:style-name="T70">εξαρτάται κάθε φορά από το πλήθος των ασθενών που θα χρησιμοποιήσουμε για εκπαίδευση.</text:span></text:p>
      <text:p text:style-name="P17"/>
      <text:p text:style-name="P11">Οι ασθενεις μας ειναι στο συνολο 4980. Απο αυτούς <text:span text:style-name="T100">οι 3962 δεν εχουν την ασθενεια</text:span><text:span text:style-name="T95">(control = 0)</text:span><text:span text:style-name="T100"> και οι υπόλοιποι 1018 εχουν την ασθενεια</text:span><text:span text:style-name="T95">(case = 1)</text:span><text:span text:style-name="T100">.</text:span></text:p>
      <text:p text:style-name="P11"/>
      <text:p text:style-name="P25"><text:span text:style-name="T6">Για κάθε </text:span><text:span text:style-name="T14">classifier </text:span><text:span text:style-name="T6">χωρίζουμε τα <text:s/>δεδομένα που έχουμε σε 10 σύνολα που είναι ξένα μεταξύ τους</text:span><text:span text:style-name="T1">. </text:span><text:span text:style-name="T6">Άρα</text:span><text:span text:style-name="T14"> </text:span><text:span text:style-name="T6">τρέχουμε </text:span><text:span text:style-name="T7">κάθε </text:span><text:span text:style-name="T16">classifier</text:span><text:span text:style-name="T6"> δέκα φορές και κάθε φορά χρησιμοποιούμε τα 9 σύνολα ως δεδομένα εκπαίδευσης και το 1 σύνολο ως </text:span><text:span text:style-name="T14">test </text:span><text:span text:style-name="T6">για να δούμε την ικανότητα γενίκευση του </text:span><text:span text:style-name="T14">classifier.</text:span><text:span text:style-name="T1"> </text:span><text:span text:style-name="T2">Τα αποτελέσματα </text:span><text:span text:style-name="T6">που </text:span><text:span text:style-name="T2">φαίνονται στους παρακάτω πίνακες </text:span><text:span text:style-name="T6">είναι ο μέσος όρος των αποτελεσμάτων που πήραμε από τις 10 φορές που τρ</text:span><text:span text:style-name="T8">έ</text:span><text:span text:style-name="T6">ξαμε τον </text:span><text:span text:style-name="T14">clasifier</text:span><text:span text:style-name="T2">. Το </text:span><text:span text:style-name="T15">Cross validation </text:span><text:span text:style-name="T2">είναι το ποσοστό επιτυχιας της πρόβλεψης. Το </text:span><text:span text:style-name="T15">recall </text:span><text:span text:style-name="T2">υπολογίζεται από τον τύπο </text:span><text:span text:style-name="T11">true positives / <text:s/>(true positives + false negatives) </text:span><text:span text:style-name="T2">και το </text:span><text:span text:style-name="T15">precision </text:span><text:span text:style-name="T2">από τον τύπο </text:span><text:span text:style-name="T11">true positives / <text:s/>(true positives + false positives ). </text:span><text:span text:style-name="T3">Τ</text:span><text:span text:style-name="T9">rue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και πράγματι την έχει. </text:span><text:span text:style-name="T10">False</text:span><text:span text:style-name="T9">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</text:span><text:span text:style-name="T5">και στην πραγματικότητα δεν</text:span><text:span text:style-name="T4"> την έχει. </text:span><text:span text:style-name="T10">False</text:span><text:span text:style-name="T9"> </text:span><text:span text:style-name="T10">negatives</text:span><text:span text:style-name="T13"> </text:span><text:span text:style-name="T4">είναι η πρόβλεψη του </text:span><text:span text:style-name="T12">classifier </text:span><text:span text:style-name="T4">για κάποιον ασθενή ότι </text:span><text:span text:style-name="T5">δεν </text:span><text:span text:style-name="T4">έχει την ασθενεια </text:span><text:span text:style-name="T5">και στην πραγματικότητα </text:span><text:span text:style-name="T4">την έχει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/>
      <table:table table:name="Πίνακας2" table:style-name="Πίνακας2">
        <table:table-column table:style-name="Πίνακας2.A" table:number-columns-repeated="3"/>
        <table:table-column table:style-name="Πίνακας2.D"/>
        <table:table-column table:style-name="Πίνακας2.E"/>
        <table:table-row table:style-name="Πίνακας2.1">
          <table:table-cell table:style-name="Πίνακας2.A1" office:value-type="string">
            <text:p text:style-name="P28"/>
          </table:table-cell>
          <table:table-cell table:style-name="Πίνακας2.A1" office:value-type="string">
            <text:p text:style-name="P30">Cross validation</text:p>
          </table:table-cell>
          <table:table-cell table:style-name="Πίνακας2.A1" office:value-type="string">
            <text:p text:style-name="P30">AUC</text:p>
          </table:table-cell>
          <table:table-cell table:style-name="Πίνακας2.A1" office:value-type="string">
            <text:p text:style-name="P30">recall</text:p>
          </table:table-cell>
          <table:table-cell table:style-name="Πίνακας2.E1" office:value-type="string">
            <text:p text:style-name="P32">precision</text:p>
          </table:table-cell>
        </table:table-row>
        <table:table-row table:style-name="Πίνακας2.1">
          <table:table-cell table:style-name="Πίνακας2.A2" office:value-type="string">
            <text:p text:style-name="P30">Random Forest</text:p>
          </table:table-cell>
          <table:table-cell table:style-name="Πίνακας2.A2" office:value-type="string">
            <text:p text:style-name="P39">0,82</text:p>
          </table:table-cell>
          <table:table-cell table:style-name="Πίνακας2.A2" office:value-type="string">
            <text:p text:style-name="P39">0,86</text:p>
          </table:table-cell>
          <table:table-cell table:style-name="Πίνακας2.A2" office:value-type="string">
            <text:p text:style-name="P39">0,92</text:p>
          </table:table-cell>
          <table:table-cell table:style-name="Πίνακας2.E2" office:value-type="string">
            <text:p text:style-name="P39">0,24</text:p>
          </table:table-cell>
        </table:table-row>
        <table:table-row table:style-name="Πίνακας2.1">
          <table:table-cell table:style-name="Πίνακας2.A2" office:value-type="string">
            <text:p text:style-name="P30">Linear Regression</text:p>
          </table:table-cell>
          <table:table-cell table:style-name="Πίνακας2.A2" office:value-type="string">
            <text:p text:style-name="P34"><text:span text:style-name="T103">0</text:span>,<text:span text:style-name="T103">86</text:span></text:p>
          </table:table-cell>
          <table:table-cell table:style-name="Πίνακας2.A2" office:value-type="string">
            <text:p text:style-name="P39">0,81</text:p>
          </table:table-cell>
          <table:table-cell table:style-name="Πίνακας2.A2" office:value-type="string">
            <text:p text:style-name="P39">0,73</text:p>
          </table:table-cell>
          <table:table-cell table:style-name="Πίνακας2.E2" office:value-type="string">
            <text:p text:style-name="P39">0,52</text:p>
          </table:table-cell>
        </table:table-row>
        <table:table-row table:style-name="Πίνακας2.1">
          <table:table-cell table:style-name="Πίνακας2.A2" office:value-type="string">
            <text:p text:style-name="P30">SVM(kernel = linear)</text:p>
          </table:table-cell>
          <table:table-cell table:style-name="Πίνακας2.A2" office:value-type="string">
            <text:p text:style-name="P39">0,87</text:p>
          </table:table-cell>
          <table:table-cell table:style-name="Πίνακας2.A2" office:value-type="string">
            <text:p text:style-name="P39">0,82</text:p>
          </table:table-cell>
          <table:table-cell table:style-name="Πίνακας2.A2" office:value-type="string">
            <text:p text:style-name="P39">0,74</text:p>
          </table:table-cell>
          <table:table-cell table:style-name="Πίνακας2.E2" office:value-type="string">
            <text:p text:style-name="P39">0,62</text:p>
          </table:table-cell>
        </table:table-row>
        <table:table-row table:style-name="Πίνακας2.1">
          <table:table-cell table:style-name="Πίνακας2.A2" office:value-type="string">
            <text:p text:style-name="P30">Linear <text:span text:style-name="T102">Logistic Regression</text:span></text:p>
          </table:table-cell>
          <table:table-cell table:style-name="Πίνακας2.A2" office:value-type="string">
            <text:p text:style-name="P39">0,88</text:p>
          </table:table-cell>
          <table:table-cell table:style-name="Πίνακας2.A2" office:value-type="string">
            <text:p text:style-name="P39">0,83</text:p>
          </table:table-cell>
          <table:table-cell table:style-name="Πίνακας2.A2" office:value-type="string">
            <text:p text:style-name="P39">0,75</text:p>
          </table:table-cell>
          <table:table-cell table:style-name="Πίνακας2.E2" office:value-type="string">
            <text:p text:style-name="P39">0,62</text:p>
          </table:table-cell>
        </table:table-row>
        <table:table-row table:style-name="Πίνακας2.1">
          <table:table-cell table:style-name="Πίνακας2.A2" office:value-type="string">
            <text:p text:style-name="P37">Perceptron</text:p>
          </table:table-cell>
          <table:table-cell table:style-name="Πίνακας2.A2" office:value-type="string">
            <text:p text:style-name="P39">0,92</text:p>
          </table:table-cell>
          <table:table-cell table:style-name="Πίνακας2.A2" office:value-type="string">
            <text:p text:style-name="P39">0,91</text:p>
          </table:table-cell>
          <table:table-cell table:style-name="Πίνακας2.A2" office:value-type="string">
            <text:p text:style-name="P39">0,83</text:p>
          </table:table-cell>
          <table:table-cell table:style-name="Πίνακας2.E2" office:value-type="string">
            <text:p text:style-name="P39">0,73</text:p>
          </table:table-cell>
        </table:table-row>
        <table:table-row table:style-name="Πίνακας2.1">
          <table:table-cell table:style-name="Πίνακας2.A2" office:value-type="string">
            <text:p text:style-name="P35">OLS</text:p>
          </table:table-cell>
          <table:table-cell table:style-name="Πίνακας2.A2" office:value-type="string">
            <text:p text:style-name="P39">0,88</text:p>
          </table:table-cell>
          <table:table-cell table:style-name="Πίνακας2.A2" office:value-type="string">
            <text:p text:style-name="P39">0,85</text:p>
          </table:table-cell>
          <table:table-cell table:style-name="Πίνακας2.A2" office:value-type="string">
            <text:p text:style-name="P39">0,81</text:p>
          </table:table-cell>
          <table:table-cell table:style-name="Πίνακας2.E2" office:value-type="string">
            <text:p text:style-name="P39">0,54</text:p>
          </table:table-cell>
        </table:table-row>
        <table:table-row table:style-name="Πίνακας2.1">
          <table:table-cell table:style-name="Πίνακας2.A2" office:value-type="string">
            <text:p text:style-name="P35">Naive Bayes Gaussian</text:p>
          </table:table-cell>
          <table:table-cell table:style-name="Πίνακας2.A2" office:value-type="string">
            <text:p text:style-name="P39">0,93</text:p>
          </table:table-cell>
          <table:table-cell table:style-name="Πίνακας2.A2" office:value-type="string">
            <text:p text:style-name="P39">0,92</text:p>
          </table:table-cell>
          <table:table-cell table:style-name="Πίνακας2.A2" office:value-type="string">
            <text:p text:style-name="P39">0,90</text:p>
          </table:table-cell>
          <table:table-cell table:style-name="Πίνακας2.E2" office:value-type="string">
            <text:p text:style-name="P39">0,76</text:p>
          </table:table-cell>
        </table:table-row>
        <table:table-row table:style-name="Πίνακας2.1">
          <table:table-cell table:style-name="Πίνακας2.A2" office:value-type="string">
            <text:p text:style-name="P37">Decision Tree</text:p>
          </table:table-cell>
          <table:table-cell table:style-name="Πίνακας2.A2" office:value-type="string">
            <text:p text:style-name="P39">0,78</text:p>
          </table:table-cell>
          <table:table-cell table:style-name="Πίνακας2.A2" office:value-type="string">
            <text:p text:style-name="P39">0,65</text:p>
          </table:table-cell>
          <table:table-cell table:style-name="Πίνακας2.A2" office:value-type="string">
            <text:p text:style-name="P39">0,46</text:p>
          </table:table-cell>
          <table:table-cell table:style-name="Πίνακας2.E2" office:value-type="string">
            <text:p text:style-name="P39">0,39</text:p>
          </table:table-cell>
        </table:table-row>
      </table:table>
      <text:p text:style-name="P19"><text:span text:style-name="T101">Πίνακας 1</text:span> </text:p>
      <text:p text:style-name="P19"/>
      <text:p text:style-name="P13"/>
      <table:table table:name="Πίνακας3" table:style-name="Πίνακας3">
        <table:table-column table:style-name="Πίνακας3.A" table:number-columns-repeated="3"/>
        <table:table-column table:style-name="Πίνακας3.D"/>
        <table:table-column table:style-name="Πίνακας3.E"/>
        <table:table-row table:style-name="Πίνακας3.1"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30">Cross validation</text:p>
          </table:table-cell>
          <table:table-cell table:style-name="Πίνακας3.A1" office:value-type="string">
            <text:p text:style-name="P30">AUC</text:p>
          </table:table-cell>
          <table:table-cell table:style-name="Πίνακας3.A1" office:value-type="string">
            <text:p text:style-name="P30">recall</text:p>
          </table:table-cell>
          <table:table-cell table:style-name="Πίνακας3.E1" office:value-type="string">
            <text:p text:style-name="P32">precision</text:p>
          </table:table-cell>
        </table:table-row>
        <table:table-row table:style-name="Πίνακας3.1">
          <table:table-cell table:style-name="Πίνακας3.A2" office:value-type="string">
            <text:p text:style-name="P30">Random Forest</text:p>
          </table:table-cell>
          <table:table-cell table:style-name="Πίνακας3.A2" office:value-type="string">
            <text:p text:style-name="P39">0,84</text:p>
          </table:table-cell>
          <table:table-cell table:style-name="Πίνακας3.A2" office:value-type="string">
            <text:p text:style-name="P39">0,91</text:p>
          </table:table-cell>
          <table:table-cell table:style-name="Πίνακας3.A2" office:value-type="string">
            <text:p text:style-name="P39">0,98</text:p>
          </table:table-cell>
          <table:table-cell table:style-name="Πίνακας3.E2" office:value-type="string">
            <text:p text:style-name="P39">0,24</text:p>
          </table:table-cell>
        </table:table-row>
        <table:table-row table:style-name="Πίνακας3.1">
          <table:table-cell table:style-name="Πίνακας3.A2" office:value-type="string">
            <text:p text:style-name="P30">Linear Regression</text:p>
          </table:table-cell>
          <table:table-cell table:style-name="Πίνακας3.A2" office:value-type="string">
            <text:p text:style-name="P39">0,87</text:p>
          </table:table-cell>
          <table:table-cell table:style-name="Πίνακας3.A2" office:value-type="string">
            <text:p text:style-name="P39">0,84</text:p>
          </table:table-cell>
          <table:table-cell table:style-name="Πίνακας3.A2" office:value-type="string">
            <text:p text:style-name="P39">0,81</text:p>
          </table:table-cell>
          <table:table-cell table:style-name="Πίνακας3.E2" office:value-type="string">
            <text:p text:style-name="P39">0,5</text:p>
          </table:table-cell>
        </table:table-row>
        <table:table-row table:style-name="Πίνακας3.1">
          <table:table-cell table:style-name="Πίνακας3.A2" office:value-type="string">
            <text:p text:style-name="P30">SVM(kernel = linear)</text:p>
          </table:table-cell>
          <table:table-cell table:style-name="Πίνακας3.A2" office:value-type="string">
            <text:p text:style-name="P39">0,96</text:p>
          </table:table-cell>
          <table:table-cell table:style-name="Πίνακας3.A2" office:value-type="string">
            <text:p text:style-name="P39">0,97</text:p>
          </table:table-cell>
          <table:table-cell table:style-name="Πίνακας3.A2" office:value-type="string">
            <text:p text:style-name="P39">0,99</text:p>
          </table:table-cell>
          <table:table-cell table:style-name="Πίνακας3.E2" office:value-type="string">
            <text:p text:style-name="P39">0,85</text:p>
          </table:table-cell>
        </table:table-row>
        <table:table-row table:style-name="Πίνακας3.1">
          <table:table-cell table:style-name="Πίνακας3.A2" office:value-type="string">
            <text:p text:style-name="P30">Linear <text:span text:style-name="T102">Logistic Regression</text:span></text:p>
          </table:table-cell>
          <table:table-cell table:style-name="Πίνακας3.A2" office:value-type="string">
            <text:p text:style-name="P39">0,96</text:p>
          </table:table-cell>
          <table:table-cell table:style-name="Πίνακας3.A2" office:value-type="string">
            <text:p text:style-name="P39">0,97</text:p>
          </table:table-cell>
          <table:table-cell table:style-name="Πίνακας3.A2" office:value-type="string">
            <text:p text:style-name="P39">0,98</text:p>
          </table:table-cell>
          <table:table-cell table:style-name="Πίνακας3.E2" office:value-type="string">
            <text:p text:style-name="P39">0,83</text:p>
          </table:table-cell>
        </table:table-row>
        <table:table-row table:style-name="Πίνακας3.1">
          <table:table-cell table:style-name="Πίνακας3.A2" office:value-type="string">
            <text:p text:style-name="P37">Perceptron</text:p>
          </table:table-cell>
          <table:table-cell table:style-name="Πίνακας3.A2" office:value-type="string">
            <text:p text:style-name="P39">0,99</text:p>
          </table:table-cell>
          <table:table-cell table:style-name="Πίνακας3.A2" office:value-type="string">
            <text:p text:style-name="P39">0,99</text:p>
          </table:table-cell>
          <table:table-cell table:style-name="Πίνακας3.A2" office:value-type="string">
            <text:p text:style-name="P39">0,99</text:p>
          </table:table-cell>
          <table:table-cell table:style-name="Πίνακας3.E2" office:value-type="string">
            <text:p text:style-name="P39">0,99</text:p>
          </table:table-cell>
        </table:table-row>
        <table:table-row table:style-name="Πίνακας3.1">
          <table:table-cell table:style-name="Πίνακας3.A2" office:value-type="string">
            <text:p text:style-name="P35">OLS</text:p>
          </table:table-cell>
          <table:table-cell table:style-name="Πίνακας3.A2" office:value-type="string">
            <text:p text:style-name="P39">0,91</text:p>
          </table:table-cell>
          <table:table-cell table:style-name="Πίνακας3.A2" office:value-type="string">
            <text:p text:style-name="P39">0,92</text:p>
          </table:table-cell>
          <table:table-cell table:style-name="Πίνακας3.A2" office:value-type="string">
            <text:p text:style-name="P39">0,93</text:p>
          </table:table-cell>
          <table:table-cell table:style-name="Πίνακας3.E2" office:value-type="string">
            <text:p text:style-name="P39">0,61</text:p>
          </table:table-cell>
        </table:table-row>
        <table:table-row table:style-name="Πίνακας3.1">
          <table:table-cell table:style-name="Πίνακας3.A2" office:value-type="string">
            <text:p text:style-name="P35">Naive Bayes Gaussian</text:p>
          </table:table-cell>
          <table:table-cell table:style-name="Πίνακας3.A2" office:value-type="string">
            <text:p text:style-name="P39">0,96</text:p>
          </table:table-cell>
          <table:table-cell table:style-name="Πίνακας3.A2" office:value-type="string">
            <text:p text:style-name="P39">0,92</text:p>
          </table:table-cell>
          <table:table-cell table:style-name="Πίνακας3.A2" office:value-type="string">
            <text:p text:style-name="P39">0,85</text:p>
          </table:table-cell>
          <table:table-cell table:style-name="Πίνακας3.E2" office:value-type="string">
            <text:p text:style-name="P39">0,99</text:p>
          </table:table-cell>
        </table:table-row>
        <table:table-row table:style-name="Πίνακας3.1">
          <table:table-cell table:style-name="Πίνακας3.A2" office:value-type="string">
            <text:p text:style-name="P37">Decision Tree</text:p>
          </table:table-cell>
          <table:table-cell table:style-name="Πίνακας3.A2" office:value-type="string">
            <text:p text:style-name="P39">0,79</text:p>
          </table:table-cell>
          <table:table-cell table:style-name="Πίνακας3.A2" office:value-type="string">
            <text:p text:style-name="P39">0,68</text:p>
          </table:table-cell>
          <table:table-cell table:style-name="Πίνακας3.A2" office:value-type="string">
            <text:p text:style-name="P39">0,50</text:p>
          </table:table-cell>
          <table:table-cell table:style-name="Πίνακας3.E2" office:value-type="string">
            <text:p text:style-name="P39">0,39</text:p>
          </table:table-cell>
        </table:table-row>
      </table:table>
      <text:p text:style-name="P20">Πίνακας 2</text:p>
      <text:p text:style-name="P20"/>
      <text:p text:style-name="P13"/>
      <table:table table:name="Πίνακας4" table:style-name="Πίνακας4">
        <table:table-column table:style-name="Πίνακας4.A" table:number-columns-repeated="3"/>
        <table:table-column table:style-name="Πίνακας4.D"/>
        <table:table-column table:style-name="Πίνακας4.E"/>
        <text:soft-page-break/>
        <table:table-row table:style-name="Πίνακας4.1">
          <table:table-cell table:style-name="Πίνακας4.A1" office:value-type="string">
            <text:p text:style-name="P28"/>
            <text:p text:style-name="P28"/>
          </table:table-cell>
          <table:table-cell table:style-name="Πίνακας4.A1" office:value-type="string">
            <text:p text:style-name="P30">Cross validation</text:p>
          </table:table-cell>
          <table:table-cell table:style-name="Πίνακας4.A1" office:value-type="string">
            <text:p text:style-name="P30">AUC</text:p>
          </table:table-cell>
          <table:table-cell table:style-name="Πίνακας4.A1" office:value-type="string">
            <text:p text:style-name="P30">recall</text:p>
          </table:table-cell>
          <table:table-cell table:style-name="Πίνακας4.E1" office:value-type="string">
            <text:p text:style-name="P32">precision</text:p>
          </table:table-cell>
        </table:table-row>
        <table:table-row table:style-name="Πίνακας4.1">
          <table:table-cell table:style-name="Πίνακας4.A2" office:value-type="string">
            <text:p text:style-name="P30">Random Forest</text:p>
          </table:table-cell>
          <table:table-cell table:style-name="Πίνακας4.A2" office:value-type="string">
            <text:p text:style-name="P40">0,80</text:p>
          </table:table-cell>
          <table:table-cell table:style-name="Πίνακας4.A2" office:value-type="string">
            <text:p text:style-name="P40">0,82</text:p>
          </table:table-cell>
          <table:table-cell table:style-name="Πίνακας4.A2" office:value-type="string">
            <text:p text:style-name="P40">0,83</text:p>
          </table:table-cell>
          <table:table-cell table:style-name="Πίνακας4.E2" office:value-type="string">
            <text:p text:style-name="P40">0</text:p>
          </table:table-cell>
        </table:table-row>
        <table:table-row table:style-name="Πίνακας4.1">
          <table:table-cell table:style-name="Πίνακας4.A2" office:value-type="string">
            <text:p text:style-name="P30">Linear Regression</text:p>
          </table:table-cell>
          <table:table-cell table:style-name="Πίνακας4.A2" office:value-type="string">
            <text:p text:style-name="P40">0,89</text:p>
          </table:table-cell>
          <table:table-cell table:style-name="Πίνακας4.A2" office:value-type="string">
            <text:p text:style-name="P40">0,86</text:p>
          </table:table-cell>
          <table:table-cell table:style-name="Πίνακας4.A2" office:value-type="string">
            <text:p text:style-name="P40">0,83</text:p>
          </table:table-cell>
          <table:table-cell table:style-name="Πίνακας4.E2" office:value-type="string">
            <text:p text:style-name="P40">0,59</text:p>
          </table:table-cell>
        </table:table-row>
        <table:table-row table:style-name="Πίνακας4.1">
          <table:table-cell table:style-name="Πίνακας4.A2" office:value-type="string">
            <text:p text:style-name="P30">SVM(kernel = linear)</text:p>
          </table:table-cell>
          <table:table-cell table:style-name="Πίνακας4.A2" office:value-type="string">
            <text:p text:style-name="P34"><text:span text:style-name="T104">0</text:span>,<text:span text:style-name="T104">89</text:span></text:p>
          </table:table-cell>
          <table:table-cell table:style-name="Πίνακας4.A2" office:value-type="string">
            <text:p text:style-name="P40">0,83</text:p>
          </table:table-cell>
          <table:table-cell table:style-name="Πίνακας4.A2" office:value-type="string">
            <text:p text:style-name="P40">0,75</text:p>
          </table:table-cell>
          <table:table-cell table:style-name="Πίνακας4.E2" office:value-type="string">
            <text:p text:style-name="P40">0,65</text:p>
          </table:table-cell>
        </table:table-row>
        <table:table-row table:style-name="Πίνακας4.1">
          <table:table-cell table:style-name="Πίνακας4.A2" office:value-type="string">
            <text:p text:style-name="P30">Linear <text:span text:style-name="T102">Logistic Regression</text:span></text:p>
          </table:table-cell>
          <table:table-cell table:style-name="Πίνακας4.A2" office:value-type="string">
            <text:p text:style-name="P40">0,88</text:p>
          </table:table-cell>
          <table:table-cell table:style-name="Πίνακας4.A2" office:value-type="string">
            <text:p text:style-name="P40">0,84</text:p>
          </table:table-cell>
          <table:table-cell table:style-name="Πίνακας4.A2" office:value-type="string">
            <text:p text:style-name="P40">0,7<text:span text:style-name="T105">8</text:span></text:p>
          </table:table-cell>
          <table:table-cell table:style-name="Πίνακας4.E2" office:value-type="string">
            <text:p text:style-name="P40">0,63</text:p>
          </table:table-cell>
        </table:table-row>
        <table:table-row table:style-name="Πίνακας4.1">
          <table:table-cell table:style-name="Πίνακας4.A2" office:value-type="string">
            <text:p text:style-name="P37">Perceptron</text:p>
          </table:table-cell>
          <table:table-cell table:style-name="Πίνακας4.A2" office:value-type="string">
            <text:p text:style-name="P40">0,<text:span text:style-name="T107">86</text:span></text:p>
          </table:table-cell>
          <table:table-cell table:style-name="Πίνακας4.A2" office:value-type="string">
            <text:p text:style-name="P40">0,<text:span text:style-name="T107">80</text:span></text:p>
          </table:table-cell>
          <table:table-cell table:style-name="Πίνακας4.A2" office:value-type="string">
            <text:p text:style-name="P40">0,<text:span text:style-name="T107">63</text:span></text:p>
          </table:table-cell>
          <table:table-cell table:style-name="Πίνακας4.E2" office:value-type="string">
            <text:p text:style-name="P40">0,<text:span text:style-name="T106">93</text:span></text:p>
          </table:table-cell>
        </table:table-row>
        <table:table-row table:style-name="Πίνακας4.1">
          <table:table-cell table:style-name="Πίνακας4.A2" office:value-type="string">
            <text:p text:style-name="P35">OLS</text:p>
          </table:table-cell>
          <table:table-cell table:style-name="Πίνακας4.A2" office:value-type="string">
            <text:p text:style-name="P40">0,89</text:p>
          </table:table-cell>
          <table:table-cell table:style-name="Πίνακας4.A2" office:value-type="string">
            <text:p text:style-name="P40">0,87</text:p>
          </table:table-cell>
          <table:table-cell table:style-name="Πίνακας4.A2" office:value-type="string">
            <text:p text:style-name="P40">0,85</text:p>
          </table:table-cell>
          <table:table-cell table:style-name="Πίνακας4.E2" office:value-type="string">
            <text:p text:style-name="P40">0,58</text:p>
          </table:table-cell>
        </table:table-row>
        <table:table-row table:style-name="Πίνακας4.1">
          <table:table-cell table:style-name="Πίνακας4.A2" office:value-type="string">
            <text:p text:style-name="P35">Naive Bayes Gaussian</text:p>
          </table:table-cell>
          <table:table-cell table:style-name="Πίνακας4.A2" office:value-type="string">
            <text:p text:style-name="P40">0,92</text:p>
          </table:table-cell>
          <table:table-cell table:style-name="Πίνακας4.A2" office:value-type="string">
            <text:p text:style-name="P40">0,93</text:p>
          </table:table-cell>
          <table:table-cell table:style-name="Πίνακας4.A2" office:value-type="string">
            <text:p text:style-name="P40">0,94</text:p>
          </table:table-cell>
          <table:table-cell table:style-name="Πίνακας4.E2" office:value-type="string">
            <text:p text:style-name="P40">0,68</text:p>
          </table:table-cell>
        </table:table-row>
        <table:table-row table:style-name="Πίνακας4.1">
          <table:table-cell table:style-name="Πίνακας4.A2" office:value-type="string">
            <text:p text:style-name="P37">Decision Tree</text:p>
          </table:table-cell>
          <table:table-cell table:style-name="Πίνακας4.A2" office:value-type="string">
            <text:p text:style-name="P40">0,75</text:p>
          </table:table-cell>
          <table:table-cell table:style-name="Πίνακας4.A2" office:value-type="string">
            <text:p text:style-name="P40">0,61</text:p>
          </table:table-cell>
          <table:table-cell table:style-name="Πίνακας4.A2" office:value-type="string">
            <text:p text:style-name="P40">0,39</text:p>
          </table:table-cell>
          <table:table-cell table:style-name="Πίνακας4.E2" office:value-type="string">
            <text:p text:style-name="P40">0,33</text:p>
          </table:table-cell>
        </table:table-row>
      </table:table>
      <text:p text:style-name="P20">Πίνακας 3</text:p>
      <text:p text:style-name="P20"/>
      <text:p text:style-name="P21"/>
      <table:table table:name="Πίνακας5" table:style-name="Πίνακας5">
        <table:table-column table:style-name="Πίνακας5.A" table:number-columns-repeated="3"/>
        <table:table-column table:style-name="Πίνακας5.D"/>
        <table:table-column table:style-name="Πίνακας5.E"/>
        <table:table-row table:style-name="Πίνακας5.1">
          <table:table-cell table:style-name="Πίνακας5.A1" office:value-type="string">
            <text:p text:style-name="P29"/>
            <text:p text:style-name="P29"/>
          </table:table-cell>
          <table:table-cell table:style-name="Πίνακας5.A1" office:value-type="string">
            <text:p text:style-name="P31">Cross validation</text:p>
          </table:table-cell>
          <table:table-cell table:style-name="Πίνακας5.A1" office:value-type="string">
            <text:p text:style-name="P31">AUC</text:p>
          </table:table-cell>
          <table:table-cell table:style-name="Πίνακας5.A1" office:value-type="string">
            <text:p text:style-name="P31">recall</text:p>
          </table:table-cell>
          <table:table-cell table:style-name="Πίνακας5.E1" office:value-type="string">
            <text:p text:style-name="P33">precision</text:p>
          </table:table-cell>
        </table:table-row>
        <table:table-row table:style-name="Πίνακας5.1">
          <table:table-cell table:style-name="Πίνακας5.A2" office:value-type="string">
            <text:p text:style-name="P31">Random Forest</text:p>
          </table:table-cell>
          <table:table-cell table:style-name="Πίνακας5.A2" office:value-type="string">
            <text:p text:style-name="P44">0,81</text:p>
          </table:table-cell>
          <table:table-cell table:style-name="Πίνακας5.A2" office:value-type="string">
            <text:p text:style-name="P44">0,89</text:p>
          </table:table-cell>
          <table:table-cell table:style-name="Πίνακας5.A2" office:value-type="string">
            <text:p text:style-name="P44">0,99</text:p>
          </table:table-cell>
          <table:table-cell table:style-name="Πίνακας5.E2" office:value-type="string">
            <text:p text:style-name="P44">0,08</text:p>
          </table:table-cell>
        </table:table-row>
        <table:table-row table:style-name="Πίνακας5.1">
          <table:table-cell table:style-name="Πίνακας5.A2" office:value-type="string">
            <text:p text:style-name="P31">Linear Regression</text:p>
          </table:table-cell>
          <table:table-cell table:style-name="Πίνακας5.A2" office:value-type="string">
            <text:p text:style-name="P44">0,86</text:p>
          </table:table-cell>
          <table:table-cell table:style-name="Πίνακας5.A2" office:value-type="string">
            <text:p text:style-name="P44">0,80</text:p>
          </table:table-cell>
          <table:table-cell table:style-name="Πίνακας5.A2" office:value-type="string">
            <text:p text:style-name="P44">0,72</text:p>
          </table:table-cell>
          <table:table-cell table:style-name="Πίνακας5.E2" office:value-type="string">
            <text:p text:style-name="P44">0,50</text:p>
          </table:table-cell>
        </table:table-row>
        <table:table-row table:style-name="Πίνακας5.1">
          <table:table-cell table:style-name="Πίνακας5.A2" office:value-type="string">
            <text:p text:style-name="P31">SVM(kernel = linear)</text:p>
          </table:table-cell>
          <table:table-cell table:style-name="Πίνακας5.A2" office:value-type="string">
            <text:p text:style-name="P44">0,95</text:p>
          </table:table-cell>
          <table:table-cell table:style-name="Πίνακας5.A2" office:value-type="string">
            <text:p text:style-name="P44">0,95</text:p>
          </table:table-cell>
          <table:table-cell table:style-name="Πίνακας5.A2" office:value-type="string">
            <text:p text:style-name="P44">0,96</text:p>
          </table:table-cell>
          <table:table-cell table:style-name="Πίνακας5.E2" office:value-type="string">
            <text:p text:style-name="P44">0,81</text:p>
          </table:table-cell>
        </table:table-row>
        <table:table-row table:style-name="Πίνακας5.1">
          <table:table-cell table:style-name="Πίνακας5.A2" office:value-type="string">
            <text:p text:style-name="P31">Linear <text:span text:style-name="T102">Logistic Regression</text:span></text:p>
          </table:table-cell>
          <table:table-cell table:style-name="Πίνακας5.A2" office:value-type="string">
            <text:p text:style-name="P44">0,94</text:p>
          </table:table-cell>
          <table:table-cell table:style-name="Πίνακας5.A2" office:value-type="string">
            <text:p text:style-name="P44">0,94</text:p>
          </table:table-cell>
          <table:table-cell table:style-name="Πίνακας5.A2" office:value-type="string">
            <text:p text:style-name="P44">0,94</text:p>
          </table:table-cell>
          <table:table-cell table:style-name="Πίνακας5.E2" office:value-type="string">
            <text:p text:style-name="P44">0,79</text:p>
          </table:table-cell>
        </table:table-row>
        <table:table-row table:style-name="Πίνακας5.1">
          <table:table-cell table:style-name="Πίνακας5.A2" office:value-type="string">
            <text:p text:style-name="P38">Perceptron</text:p>
          </table:table-cell>
          <table:table-cell table:style-name="Πίνακας5.A2" office:value-type="string">
            <text:p text:style-name="P44">0,99</text:p>
          </table:table-cell>
          <table:table-cell table:style-name="Πίνακας5.A2" office:value-type="string">
            <text:p text:style-name="P44">0,99</text:p>
          </table:table-cell>
          <table:table-cell table:style-name="Πίνακας5.A2" office:value-type="string">
            <text:p text:style-name="P44">0,99</text:p>
          </table:table-cell>
          <table:table-cell table:style-name="Πίνακας5.E2" office:value-type="string">
            <text:p text:style-name="P44">0,99</text:p>
          </table:table-cell>
        </table:table-row>
        <table:table-row table:style-name="Πίνακας5.1">
          <table:table-cell table:style-name="Πίνακας5.A2" office:value-type="string">
            <text:p text:style-name="P36">OLS</text:p>
          </table:table-cell>
          <table:table-cell table:style-name="Πίνακας5.A2" office:value-type="string">
            <text:p text:style-name="P44">0,92</text:p>
          </table:table-cell>
          <table:table-cell table:style-name="Πίνακας5.A2" office:value-type="string">
            <text:p text:style-name="P44">0,94</text:p>
          </table:table-cell>
          <table:table-cell table:style-name="Πίνακας5.A2" office:value-type="string">
            <text:p text:style-name="P44">0,97</text:p>
          </table:table-cell>
          <table:table-cell table:style-name="Πίνακας5.E2" office:value-type="string">
            <text:p text:style-name="P44">0,65</text:p>
          </table:table-cell>
        </table:table-row>
        <table:table-row table:style-name="Πίνακας5.1">
          <table:table-cell table:style-name="Πίνακας5.A2" office:value-type="string">
            <text:p text:style-name="P36">Naive Bayes Gaussian</text:p>
          </table:table-cell>
          <table:table-cell table:style-name="Πίνακας5.A2" office:value-type="string">
            <text:p text:style-name="P44">0,95</text:p>
          </table:table-cell>
          <table:table-cell table:style-name="Πίνακας5.A2" office:value-type="string">
            <text:p text:style-name="P44">0,91</text:p>
          </table:table-cell>
          <table:table-cell table:style-name="Πίνακας5.A2" office:value-type="string">
            <text:p text:style-name="P44">0,83</text:p>
          </table:table-cell>
          <table:table-cell table:style-name="Πίνακας5.E2" office:value-type="string">
            <text:p text:style-name="P44">0,99</text:p>
          </table:table-cell>
        </table:table-row>
        <table:table-row table:style-name="Πίνακας5.1">
          <table:table-cell table:style-name="Πίνακας5.A2" office:value-type="string">
            <text:p text:style-name="P38">Decision Tree</text:p>
          </table:table-cell>
          <table:table-cell table:style-name="Πίνακας5.A2" office:value-type="string">
            <text:p text:style-name="P44">0,78</text:p>
          </table:table-cell>
          <table:table-cell table:style-name="Πίνακας5.A2" office:value-type="string">
            <text:p text:style-name="P44">0,65</text:p>
          </table:table-cell>
          <table:table-cell table:style-name="Πίνακας5.A2" office:value-type="string">
            <text:p text:style-name="P44">0,46</text:p>
          </table:table-cell>
          <table:table-cell table:style-name="Πίνακας5.E2" office:value-type="string">
            <text:p text:style-name="P44">0,35</text:p>
          </table:table-cell>
        </table:table-row>
      </table:table>
      <text:p text:style-name="P21">Πίνακας <text:span text:style-name="T96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0:14:34.428000000</meta:creation-date>
    <dc:date>2017-05-22T19:30:28.072000000</dc:date>
    <meta:editing-duration>PT5H7M19S</meta:editing-duration>
    <meta:editing-cycles>43</meta:editing-cycles>
    <meta:generator>LibreOffice/5.1.1.3$Windows_x86 LibreOffice_project/89f508ef3ecebd2cfb8e1def0f0ba9a803b88a6d</meta:generator>
    <meta:document-statistic meta:table-count="5" meta:image-count="0" meta:object-count="1" meta:page-count="4" meta:paragraph-count="219" meta:word-count="1025" meta:character-count="6023" meta:non-whitespace-character-count="5183"/>
  </office:meta>
</office:document-meta>
</file>

<file path=Object 1/content.xml><?xml version="1.0" encoding="utf-8"?>
<math xmlns="http://www.w3.org/1998/Math/MathML" display="block">
  <semantics>
    <mrow>
      <mn>0.3</mn>
      <mo stretchy="false">≤</mo>
      <mi>x</mi>
      <mo stretchy="false">≤</mo>
      <mn>0.6</mn>
    </mrow>
    <annotation encoding="StarMath 5.0">0.3 &lt;= x &lt;= 0.6

</annotation>
  </semantics>
</math>
</file>